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8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>
            <text:p>Pulsioxíme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1" calcext:value-type="float">
            <text:p>8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7:38:53.9527910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0:31:50.858300656</meta:creation-date>
    <dc:date>2020-06-21T17:50:08.707744984</dc:date>
    <meta:editing-duration>PT1H53M10S</meta:editing-duration>
    <meta:editing-cycles>11</meta:editing-cycles>
    <meta:generator>LibreOffice/6.1.5.2$Linux_X86_64 LibreOffice_project/10$Build-2</meta:generator>
    <meta:document-statistic meta:table-count="1" meta:cell-count="153" meta:object-count="0"/>
  </office:meta>
</office:document-meta>
</file>